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375">
            <text:p>I-6375</text:p>
          </table:table-cell>
          <table:table-cell office:value-type="float" office:value="66.917">
            <text:p>66.917</text:p>
          </table:table-cell>
          <table:table-cell office:value-type="float" office:value="-52.267">
            <text:p>-52.267</text:p>
          </table:table-cell>
          <table:table-cell office:value-type="float" office:value="7240.0">
            <text:p>7240.0</text:p>
          </table:table-cell>
          <table:table-cell office:value-type="float" office:value="120.0">
            <text:p>120.0</text:p>
          </table:table-cell>
          <table:table-cell office:value-type="string" office:value="Chlamys islandica">
            <text:p>Chlamys island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.0">
            <text:p>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429">
            <text:p>I-6429</text:p>
          </table:table-cell>
          <table:table-cell office:value-type="float" office:value="66.95">
            <text:p>66.95</text:p>
          </table:table-cell>
          <table:table-cell office:value-type="float" office:value="-52.567">
            <text:p>-52.567</text:p>
          </table:table-cell>
          <table:table-cell office:value-type="float" office:value="6250.0">
            <text:p>6250.0</text:p>
          </table:table-cell>
          <table:table-cell office:value-type="float" office:value="120.0">
            <text:p>120.0</text:p>
          </table:table-cell>
          <table:table-cell office:value-type="string" office:value="Mytilus edulis, Hiatella arctica">
            <text:p>Mytilus edulis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374">
            <text:p>I-6374</text:p>
          </table:table-cell>
          <table:table-cell office:value-type="float" office:value="66.817">
            <text:p>66.817</text:p>
          </table:table-cell>
          <table:table-cell office:value-type="float" office:value="-52.367">
            <text:p>-52.367</text:p>
          </table:table-cell>
          <table:table-cell office:value-type="float" office:value="7805.0">
            <text:p>7805.0</text:p>
          </table:table-cell>
          <table:table-cell office:value-type="float" office:value="124.0">
            <text:p>12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7.0">
            <text:p>17.0</text:p>
          </table:table-cell>
          <table:table-cell office:value-type="float" office:value="3.4000000000000004">
            <text:p>3.4000000000000004</text:p>
          </table:table-cell>
          <table:table-cell office:value-type="float" office:value="3.4000000000000004">
            <text:p>3.4000000000000004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483">
            <text:p>I-6483</text:p>
          </table:table-cell>
          <table:table-cell office:value-type="float" office:value="66.95">
            <text:p>66.95</text:p>
          </table:table-cell>
          <table:table-cell office:value-type="float" office:value="-51.983">
            <text:p>-51.983</text:p>
          </table:table-cell>
          <table:table-cell office:value-type="float" office:value="7260.0">
            <text:p>7260.0</text:p>
          </table:table-cell>
          <table:table-cell office:value-type="float" office:value="124.0">
            <text:p>124.0</text:p>
          </table:table-cell>
          <table:table-cell office:value-type="string" office:value="Balanus balanus, Mya truncata, Hiatella arctica">
            <text:p>Balanus balanus, 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2.8">
            <text:p>52.8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I-6245">
            <text:p>I-6245</text:p>
          </table:table-cell>
          <table:table-cell office:value-type="float" office:value="66.933">
            <text:p>66.933</text:p>
          </table:table-cell>
          <table:table-cell office:value-type="float" office:value="-52.567">
            <text:p>-52.567</text:p>
          </table:table-cell>
          <table:table-cell office:value-type="float" office:value="7950.0">
            <text:p>7950.0</text:p>
          </table:table-cell>
          <table:table-cell office:value-type="float" office:value="129.0">
            <text:p>129.0</text:p>
          </table:table-cell>
          <table:table-cell office:value-type="string" office:value="Balanus balanus">
            <text:p>Balanus balan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.0">
            <text:p>10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UW-172">
            <text:p>UW-172</text:p>
          </table:table-cell>
          <table:table-cell office:value-type="float" office:value="66.637">
            <text:p>66.637</text:p>
          </table:table-cell>
          <table:table-cell office:value-type="float" office:value="-52.427">
            <text:p>-52.427</text:p>
          </table:table-cell>
          <table:table-cell office:value-type="float" office:value="9075.0">
            <text:p>9075.0</text:p>
          </table:table-cell>
          <table:table-cell office:value-type="float" office:value="105.0">
            <text:p>10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15.0">
            <text:p>11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Ikertooq_Fjord">
            <text:p>Ikertooq_Fjord</text:p>
          </table:table-cell>
          <table:table-cell office:value-type="string" office:value="radiocarbon">
            <text:p>radiocarbon</text:p>
          </table:table-cell>
          <table:table-cell office:value-type="string" office:value="UW-171">
            <text:p>UW-171</text:p>
          </table:table-cell>
          <table:table-cell office:value-type="float" office:value="66.583">
            <text:p>66.583</text:p>
          </table:table-cell>
          <table:table-cell office:value-type="float" office:value="-52.367">
            <text:p>-52.367</text:p>
          </table:table-cell>
          <table:table-cell office:value-type="float" office:value="9015.0">
            <text:p>9015.0</text:p>
          </table:table-cell>
          <table:table-cell office:value-type="float" office:value="77.0">
            <text:p>77.0</text:p>
          </table:table-cell>
          <table:table-cell office:value-type="string" office:value="Mya truncata, Hiatella arctica, Pecten islandicus">
            <text:p>Mya truncata, Hiatella arctica, Pecten islandic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05.0">
            <text:p>10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2a">
            <text:p>Weidick1972a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